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fo:margin-left="0.0694in" table:align="left" style:writing-mode="lr-tb"/>
    </style:style>
    <style:style style:name="Table1.A" style:family="table-column">
      <style:table-column-properties style:column-width="3.25in"/>
    </style:style>
    <style:style style:name="Table1.A1" style:family="table-cell">
      <style:table-cell-properties style:vertical-align="top" fo:padding="0.0694in" fo:border="0.0139in solid #000000"/>
    </style:style>
    <style:style style:name="Table2" style:family="table">
      <style:table-properties style:width="6.5in" fo:margin-left="0.0694in" table:align="left" style:writing-mode="lr-tb"/>
    </style:style>
    <style:style style:name="Table2.A" style:family="table-column">
      <style:table-column-properties style:column-width="6.5in"/>
    </style:style>
    <style:style style:name="Table2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iterals</text:span><text:span text:style-name="T1"> </text:span><text:span text:style-name="T1">and</text:span><text:span text:style-name="T1"> </text:span><text:span text:style-name="T1">Constants</text:span></text:p>
      <text:p text:style-name="P1">We call a variable whose value we cannot change a constant. After you declare a constant, you are unable to change it, no matter what. There are two types of constants: literal and declared constants (const). </text:p>
      <text:p text:style-name="P1"/>
      <text:p text:style-name="P6">Literal</text:p>
      <text:p text:style-name="P2"/>
      <text:p text:style-name="P2">A literal constant is just a value such as 5, 9, 103, and -21. Each of those is an <text:span text:style-name="T3">int</text:span>, but a literal constant can be of any data type. The point is, these are values that the C++ compiler already recognizes, and can’t be changed. In other words, you can’t convince the compiler to give the literal 3 the value of 4, because 3 is constant. The table below contains a few examples.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13.8903</text:p>
            <text:p text:style-name="P4">94.2321</text:p>
            <text:p text:style-name="P4">-389283220.342423</text:p>
          </table:table-cell>
          <table:table-cell table:style-name="Table1.A1" office:value-type="string">
            <text:p text:style-name="P8">float</text:p>
          </table:table-cell>
        </table:table-row>
        <table:table-row>
          <table:table-cell table:style-name="Table1.A1" office:value-type="string">
            <text:p text:style-name="P3"><text:span text:style-name="T4">‘</text:span><text:span text:style-name="T4">x</text:span><text:span text:style-name="T4">’</text:span></text:p>
            <text:p text:style-name="P3"><text:span text:style-name="T4">‘</text:span><text:span text:style-name="T4">R</text:span><text:span text:style-name="T4">’</text:span></text:p>
            <text:p text:style-name="P4">‘%’</text:p>
          </table:table-cell>
          <table:table-cell table:style-name="Table1.A1" office:value-type="string">
            <text:p text:style-name="P8">char</text:p>
            <text:p text:style-name="P3"><text:span text:style-name="T4">Be aware, that C++ interprets the difference between a </text:span><text:span text:style-name="T5">char </text:span><text:span text:style-name="T4">and a single-character variable name by the enclosure of (‘) single quotation marks.</text:span></text:p>
          </table:table-cell>
        </table:table-row>
        <table:table-row>
          <table:table-cell table:style-name="Table1.A1" office:value-type="string">
            <text:p text:style-name="P4">true</text:p>
            <text:p text:style-name="P4">false</text:p>
          </table:table-cell>
          <table:table-cell table:style-name="Table1.A1" office:value-type="string">
            <text:p text:style-name="P8">bool</text:p>
            <text:p text:style-name="P3"><text:span text:style-name="T4">Notice that a bool only has two literal values, true or false.</text:span></text:p>
          </table:table-cell>
        </table:table-row>
      </table:table>
      <text:p text:style-name="P2"/>
      <text:p text:style-name="P2"/>
      <text:p text:style-name="P2"><text:span text:style-name="T2">Declared</text:span><text:span text:style-name="T2"> </text:span><text:span text:style-name="T2">Constant</text:span></text:p>
      <text:p text:style-name="P2"/>
      <text:p text:style-name="P2">So what’s the difference between declaring a normal variable and a constant? When we declare a constant, we simply place the keyword <text:span text:style-name="T3">const</text:span> before the data type in the declaration. This indicates that whatever declaration follows the <text:span text:style-name="T3">const </text:span>will be a constant and cannot be changed. Since it’s a constant, you will also need to initialize the value at the same time you declare the variable. Here is an example: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4">const float pi = 3.14;</text:span></text:p>
            <text:p text:style-name="P3"><text:span text:style-name="T4">float radius = 5, area;</text:span></text:p>
            <text:p text:style-name="P4"/>
            <text:p text:style-name="P3"><text:span text:style-name="T4">area = radius * radius * pi;</text:span></text:p>
            <text:p text:style-name="P3"><text:span text:style-name="T4">cout &lt;&lt; area;</text:span></text:p>
            <text:p text:style-name="P4"/>
            <text:p text:style-name="P3"><text:span text:style-name="T4">//program outputs 78.5 to the scree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dc:creator>Jeremy Hansen</dc:creator>
    <meta:editing-cycles>2</meta:editing-cycles>
    <meta:document-statistic meta:table-count="2" meta:image-count="0" meta:object-count="0" meta:page-count="1" meta:paragraph-count="24" meta:word-count="261" meta:character-count="1434"/>
    <dc:date>2013-07-24T16:13:48.83</dc:date>
    <meta:editing-duration>PT5M46S</meta:editing-duration>
  </office:meta>
</office:document-meta>
</file>